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B2C992C36FFA6C94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9.4197in" svg:y="2.4472in">
            <draw:object draw:notify-on-update-of-ranges="Sheet1.B2:Sheet1.B5 Sheet1.K2:Sheet1.K5 Sheet1.E2:Sheet1.E5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Z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1" office:value-type="string" calcext:value-type="string">
            <text:p>25%</text:p>
          </table:table-cell>
          <table:table-cell table:style-name="ce1" office:value-type="string" calcext:value-type="string">
            <text:p>50%</text:p>
          </table:table-cell>
          <table:table-cell table:style-name="ce1" office:value-type="string" calcext:value-type="string">
            <text:p>75%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truePercRelEr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17.8914983492426" calcext:value-type="float">
            <text:p>17.8914983492426</text:p>
          </table:table-cell>
          <table:table-cell office:value-type="float" office:value="0.0860031990101365" calcext:value-type="float">
            <text:p>0.0860031990101365</text:p>
          </table:table-cell>
          <table:table-cell office:value-type="float" office:value="17.624872567" calcext:value-type="float">
            <text:p>17.624872567</text:p>
          </table:table-cell>
          <table:table-cell office:value-type="float" office:value="17.85377729025" calcext:value-type="float">
            <text:p>17.85377729025</text:p>
          </table:table-cell>
          <table:table-cell office:value-type="float" office:value="17.8924045225" calcext:value-type="float">
            <text:p>17.8924045225</text:p>
          </table:table-cell>
          <table:table-cell office:value-type="float" office:value="17.934404076" calcext:value-type="float">
            <text:p>17.934404076</text:p>
          </table:table-cell>
          <table:table-cell office:value-type="float" office:value="18.35977576" calcext:value-type="float">
            <text:p>18.35977576</text:p>
          </table:table-cell>
          <table:table-cell office:value-type="float" office:value="19.2766556616176" calcext:value-type="float">
            <text:p>19.2766556616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19.338021306975" calcext:value-type="float">
            <text:p>19.338021306975</text:p>
          </table:table-cell>
          <table:table-cell office:value-type="float" office:value="0.0393060191975283" calcext:value-type="float">
            <text:p>0.0393060191975283</text:p>
          </table:table-cell>
          <table:table-cell office:value-type="float" office:value="19.237327908" calcext:value-type="float">
            <text:p>19.237327908</text:p>
          </table:table-cell>
          <table:table-cell office:value-type="float" office:value="19.3158575735" calcext:value-type="float">
            <text:p>19.3158575735</text:p>
          </table:table-cell>
          <table:table-cell office:value-type="float" office:value="19.334859105" calcext:value-type="float">
            <text:p>19.334859105</text:p>
          </table:table-cell>
          <table:table-cell office:value-type="float" office:value="19.3606838935" calcext:value-type="float">
            <text:p>19.3606838935</text:p>
          </table:table-cell>
          <table:table-cell office:value-type="float" office:value="19.455207845" calcext:value-type="float">
            <text:p>19.455207845</text:p>
          </table:table-cell>
          <table:table-cell office:value-type="float" office:value="20.8626331685938" calcext:value-type="float">
            <text:p>20.8626331685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4" calcext:value-type="float">
            <text:p>204</text:p>
          </table:table-cell>
          <table:table-cell office:value-type="float" office:value="20.3817863234853" calcext:value-type="float">
            <text:p>20.3817863234853</text:p>
          </table:table-cell>
          <table:table-cell office:value-type="float" office:value="0.136101266630977" calcext:value-type="float">
            <text:p>0.136101266630977</text:p>
          </table:table-cell>
          <table:table-cell office:value-type="float" office:value="20.094475818" calcext:value-type="float">
            <text:p>20.094475818</text:p>
          </table:table-cell>
          <table:table-cell office:value-type="float" office:value="20.30596619325" calcext:value-type="float">
            <text:p>20.30596619325</text:p>
          </table:table-cell>
          <table:table-cell office:value-type="float" office:value="20.3788939815" calcext:value-type="float">
            <text:p>20.3788939815</text:p>
          </table:table-cell>
          <table:table-cell office:value-type="float" office:value="20.426181821" calcext:value-type="float">
            <text:p>20.426181821</text:p>
          </table:table-cell>
          <table:table-cell office:value-type="float" office:value="20.89412467" calcext:value-type="float">
            <text:p>20.89412467</text:p>
          </table:table-cell>
          <table:table-cell office:value-type="float" office:value="19.8928607263841" calcext:value-type="float">
            <text:p>19.89286072638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21.3386785052364" calcext:value-type="float">
            <text:p>21.3386785052364</text:p>
          </table:table-cell>
          <table:table-cell office:value-type="float" office:value="0.0980035713683377" calcext:value-type="float">
            <text:p>0.0980035713683377</text:p>
          </table:table-cell>
          <table:table-cell office:value-type="float" office:value="21.245482735" calcext:value-type="float">
            <text:p>21.245482735</text:p>
          </table:table-cell>
          <table:table-cell office:value-type="float" office:value="21.302415622" calcext:value-type="float">
            <text:p>21.302415622</text:p>
          </table:table-cell>
          <table:table-cell office:value-type="float" office:value="21.3306728675" calcext:value-type="float">
            <text:p>21.3306728675</text:p>
          </table:table-cell>
          <table:table-cell office:value-type="float" office:value="21.36020605275" calcext:value-type="float">
            <text:p>21.36020605275</text:p>
          </table:table-cell>
          <table:table-cell office:value-type="float" office:value="22.271508657" calcext:value-type="float">
            <text:p>22.271508657</text:p>
          </table:table-cell>
          <table:table-cell office:value-type="float" office:value="18.5482139179798" calcext:value-type="float">
            <text:p>18.54821391797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1:02:07.396717641</meta:creation-date>
    <meta:generator>LibreOffice/7.3.7.2$Linux_X86_64 LibreOffice_project/30$Build-2</meta:generator>
    <dc:date>2023-07-18T11:08:03.577485065</dc:date>
    <meta:editing-duration>PT5M56S</meta:editing-duration>
    <meta:editing-cycles>1</meta:editing-cycles>
    <meta:document-statistic meta:table-count="1" meta:cell-count="5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E2:Sheet1.E5" chart:error-lower-range="Sheet1.E2:Sheet1.E5">
        <chart:symbol-image xlink:href="Pictures/2000000E000000DF000000DFB2C992C36FFA6C94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hourglass" chart:symbol-width="0.25cm" chart:symbol-height="0.25cm" chart:link-data-style-to-source="true" chart:error-category="cell-range" chart:error-upper-range="Sheet1.E2:Sheet1.E5" chart:error-lower-range="Sheet1.E2:Sheet1.E5"/>
      <style:graphic-properties draw:stroke="none" svg:stroke-width="0.08cm" svg:stroke-color="#729fcf" draw:fill-color="#729fcf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E2:Sheet1.E5" chart:error-lower-range="Sheet1.E2:Sheet1.E5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35cm" svg:y="4.204cm" style:legend-expansion="high" chart:style-name="ch2"/>
        <chart:plot-area chart:style-name="ch3" table:cell-range-address="Sheet1.B2:Sheet1.B5 Sheet1.K2:Sheet1.K5" svg:x="0.319cm" svg:y="0.18cm" svg:width="13.097cm" svg:height="8.646cm">
          <chart:coordinate-region svg:x="1.231cm" svg:y="0.379cm" svg:width="11.853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:Sheet1.K5" chart:class="chart:scatter">
            <chart:domain table:cell-range-address="Sheet1.B2:Sheet1.B5"/>
            <chart:error-indicator chart:style-name="ch8" chart:dimension="y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2:Sheet1.B5</svg:desc>
                </draw:g>
              </table:table-cell>
              <table:table-cell office:value-type="float" office:value="19.2766556616176">
                <text:p>19.2766556616176</text:p>
                <draw:g>
                  <svg:desc>Sheet1.K2:Sheet1.K5</svg:desc>
                </draw:g>
              </table:table-cell>
              <table:table-cell office:value-type="float" office:value="0.0860031990101365">
                <text:p>0.0860031990101365</text:p>
                <draw:g>
                  <svg:desc>Sheet1.E2:Sheet1.E5</svg:desc>
                </draw:g>
              </table:table-cell>
              <table:table-cell office:value-type="float" office:value="0.0860031990101365">
                <text:p>0.0860031990101365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20.8626331685938">
                <text:p>20.8626331685938</text:p>
              </table:table-cell>
              <table:table-cell office:value-type="float" office:value="0.0393060191975283">
                <text:p>0.0393060191975283</text:p>
              </table:table-cell>
              <table:table-cell office:value-type="float" office:value="0.0393060191975283">
                <text:p>0.0393060191975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19.8928607263841">
                <text:p>19.8928607263841</text:p>
              </table:table-cell>
              <table:table-cell office:value-type="float" office:value="0.136101266630977">
                <text:p>0.136101266630977</text:p>
              </table:table-cell>
              <table:table-cell office:value-type="float" office:value="0.136101266630977">
                <text:p>0.136101266630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8.5482139179798">
                <text:p>18.5482139179798</text:p>
              </table:table-cell>
              <table:table-cell office:value-type="float" office:value="0.0980035713683377">
                <text:p>0.0980035713683377</text:p>
              </table:table-cell>
              <table:table-cell office:value-type="float" office:value="0.0980035713683377">
                <text:p>0.09800357136833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